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662" officeooo:paragraph-rsid="0002c66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662" officeooo:paragraph-rsid="0002c66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3542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55a8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78a0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04f348" officeooo:paragraph-rsid="0004f348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f66" style:font-weight-asian="normal" style:font-weight-complex="normal"/>
    </style:style>
    <style:style style:name="T3" style:family="text">
      <style:text-properties fo:font-weight="normal" officeooo:rsid="0004f348" style:font-weight-asian="normal" style:font-weight-complex="normal"/>
    </style:style>
    <style:style style:name="T4" style:family="text">
      <style:text-properties fo:font-weight="normal" officeooo:rsid="00055a87" style:font-weight-asian="normal" style:font-weight-complex="normal"/>
    </style:style>
    <style:style style:name="T5" style:family="text">
      <style:text-properties fo:font-weight="normal" officeooo:rsid="0005f5d4" style:font-weight-asian="normal" style:font-weight-complex="normal"/>
    </style:style>
    <style:style style:name="T6" style:family="text">
      <style:text-properties fo:font-weight="normal" officeooo:rsid="00078a0d" style:font-weight-asian="normal" style:font-weight-complex="normal"/>
    </style:style>
    <style:style style:name="T7" style:family="text">
      <style:text-properties fo:font-weight="normal" officeooo:rsid="000a67a0" style:font-weight-asian="normal" style:font-weight-complex="normal"/>
    </style:style>
    <style:style style:name="T8" style:family="text">
      <style:text-properties fo:font-weight="normal" officeooo:rsid="000ae04d" style:font-weight-asian="normal" style:font-weight-complex="normal"/>
    </style:style>
    <style:style style:name="T9" style:family="text">
      <style:text-properties fo:font-weight="normal" officeooo:rsid="000cf98a" style:font-weight-asian="normal" style:font-weight-complex="normal"/>
    </style:style>
    <style:style style:name="T10" style:family="text">
      <style:text-properties fo:font-weight="normal" officeooo:rsid="000fbdd7" style:font-weight-asian="normal" style:font-weight-complex="normal"/>
    </style:style>
    <style:style style:name="T11" style:family="text">
      <style:text-properties fo:font-weight="normal" officeooo:rsid="00102352" style:font-weight-asian="normal" style:font-weight-complex="normal"/>
    </style:style>
    <style:style style:name="T12" style:family="text">
      <style:text-properties fo:font-weight="normal" officeooo:rsid="00105b09" style:font-weight-asian="normal" style:font-weight-complex="normal"/>
    </style:style>
    <style:style style:name="T13" style:family="text">
      <style:text-properties officeooo:rsid="0004f348"/>
    </style:style>
    <style:style style:name="T14" style:family="text">
      <style:text-properties officeooo:rsid="000bc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aplicações para internet com React JS </text:p>
      <text:p text:style-name="P1">- </text:p>
      <text:p text:style-name="P1">Anotações</text:p>
      <text:p text:style-name="P1"/>
      <text:p text:style-name="P2"/>
      <text:p text:style-name="P6">→ Trabalhando com estilos em elementos e componentes:</text:p>
      <text:p text:style-name="P1"/>
      <text:p text:style-name="P3">- Maneiras de Estilização:</text:p>
      <text:p text:style-name="P3"><text:span text:style-name="T1"><text:tab/>- </text:span><text:span text:style-name="T2">Inline: style={{ css... }}</text:span></text:p>
      <text:p text:style-name="P3"><text:span text:style-name="T2"><text:tab/>- Classes: className=”classe-css”<text:tab/></text:span></text:p>
      <text:p text:style-name="P3"><text:span text:style-name="T2"><text:tab/>- CSS in JS: exemplo o styled-components</text:span></text:p>
      <text:p text:style-name="P3"><text:span text:style-name="T2"><text:tab/></text:span></text:p>
      <text:p text:style-name="P3">- <text:span text:style-name="T13">Stateful vs Stateless:</text:span></text:p>
      <text:p text:style-name="P4"><text:span text:style-name="T2"><text:tab/></text:span><text:span text:style-name="T3">Stateful: </text:span></text:p>
      <text:p text:style-name="P4"><text:span text:style-name="T3"><text:tab/><text:tab/>- Usa estados</text:span></text:p>
      <text:p text:style-name="P4"><text:span text:style-name="T3"><text:tab/><text:tab/>- </text:span><text:span text:style-name="T4">Possui gerenciamenteo de estados com componente.</text:span></text:p>
      <text:p text:style-name="P4"><text:span text:style-name="T3"><text:tab/><text:tab/>- </text:span><text:span text:style-name="T4">construídos usando classes em JS.</text:span></text:p>
      <text:p text:style-name="P4"><text:span text:style-name="T3"><text:tab/><text:tab/>- </text:span><text:span text:style-name="T5">Ciclo de vida: initialization → mounting → updation → unmounting</text:span></text:p>
      <text:p text:style-name="P4"><text:span text:style-name="T3"/></text:p>
      <text:p text:style-name="P5"><text:span text:style-name="T2"><text:tab/></text:span><text:span text:style-name="T3">Stateless:</text:span></text:p>
      <text:p text:style-name="P5"><text:span text:style-name="T3"><text:tab/><text:tab/>- Não usa estados</text:span></text:p>
      <text:p text:style-name="P3"><text:span text:style-name="T2"><text:tab/><text:tab/>- </text:span><text:span text:style-name="T6">Não possui gerenciamento de estados no componente</text:span><text:span text:style-name="T2"><text:tab/><text:tab/></text:span></text:p>
      <text:p text:style-name="P3"><text:span text:style-name="T2"><text:tab/><text:tab/>- </text:span><text:span text:style-name="T6">Construídos usando funções em JS.</text:span></text:p>
      <text:p text:style-name="P3"><text:span text:style-name="T2"/></text:p>
      <text:p text:style-name="P3"><text:span text:style-name="T2"/></text:p>
      <text:p text:style-name="P3"><text:span text:style-name="T2"><text:tab/></text:span><text:span text:style-name="T7">A nomeclatura foi atualizada: class components e function components: </text:span><text:span text:style-name="T8">Hoje stateless <text:tab/>components é todo function componente que não tem gerenciamento de estados nele.</text:span></text:p>
      <text:p text:style-name="P3"><text:span text:style-name="T2"/></text:p>
      <text:p text:style-name="P3">- <text:span text:style-name="T14">Formulários</text:span></text:p>
      <text:p text:style-name="P3"><text:span text:style-name="T2"><text:tab/>- </text:span><text:span text:style-name="T9">Formulários mantêm um estado interno.</text:span></text:p>
      <text:p text:style-name="P3"><text:span text:style-name="T2"><text:tab/>- </text:span><text:span text:style-name="T10">Em HTML &lt;input&gt;, &lt;textarea&gt; <text:s/>e &lt;select&gt; tem um estado interno.</text:span></text:p>
      <text:p text:style-name="P3"><text:span text:style-name="T2"><text:tab/>- </text:span><text:span text:style-name="T10">Em React, podemos controlar o estado: state e setState.</text:span></text:p>
      <text:p text:style-name="P3"><text:span text:style-name="T2"/></text:p>
      <text:p text:style-name="P3"><text:span text:style-name="T2"><text:tab/>- </text:span><text:span text:style-name="T11">Componente Controlado: tanto select, input ou textarea aceitm um atributo value. Podemos mudar esse valor usando o atributo onChange.</text:span></text:p>
      <text:p text:style-name="P3"><text:span text:style-name="T2"/></text:p>
      <text:p text:style-name="P3"><text:span text:style-name="T2"><text:tab/>- </text:span><text:span text:style-name="T12">Componente não-controlado: a tag input é read-only;</text:span></text:p>
      <text:p text:style-name="P3"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20:20:08.075133439</meta:creation-date>
    <dc:date>2021-10-24T22:15:04.952380449</dc:date>
    <meta:editing-duration>PT1H54M50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68" meta:character-count="1116" meta:non-whitespace-character-count="938"/>
  </office:meta>
</office:document-meta>
</file>